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A000000ECBC45A09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ato" svg:font-family="Lato, sans-serif"/>
    <style:font-face style:name="OpenSymbol" svg:font-family="OpenSymbol"/>
    <style:font-face style:name="Segoe UI" svg:font-family="'Segoe UI', 'Lucida Grande', 'Helvetica Neue', sans-serif"/>
    <style:font-face style:name="Tahoma2" svg:font-family="Tahoma"/>
    <style:font-face style:name="apple-system" svg:font-family="apple-system, BlinkMacSystemFont, 'Segoe UI', Roboto, Oxygen, Oxygen-Sans, Ubuntu, Cantarell, 'Helvetica Neue', 'Open Sans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3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66220" officeooo:paragraph-rsid="00166220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7" style:family="paragraph" style:parent-style-name="Standard" style:list-style-name="L2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0985df" officeooo:paragraph-rsid="000dc723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0985df" officeooo:paragraph-rsid="000985df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0dc723" officeooo:paragraph-rsid="000dc723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0cf68a" officeooo:paragraph-rsid="000cf68a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5c848" officeooo:paragraph-rsid="0015c848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66220" officeooo:paragraph-rsid="00166220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66220" officeooo:paragraph-rsid="00166220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d07e2" officeooo:paragraph-rsid="001d07e2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5" style:family="paragraph" style:parent-style-name="Standard" style:list-style-name="L3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b8d3e" officeooo:paragraph-rsid="001b8d3e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202806" officeooo:paragraph-rsid="00202806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202806" officeooo:paragraph-rsid="00202806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officeooo:rsid="000dc723" officeooo:paragraph-rsid="000dc723"/>
    </style:style>
    <style:style style:name="P19" style:family="paragraph" style:parent-style-name="Standard" style:list-style-name="L2">
      <style:paragraph-properties fo:text-align="justify" style:justify-single-word="false"/>
      <style:text-properties officeooo:rsid="000dc723" officeooo:paragraph-rsid="000f288b"/>
    </style:style>
    <style:style style:name="P20" style:family="paragraph" style:parent-style-name="Standard" style:list-style-name="L2">
      <style:paragraph-properties fo:text-align="justify" style:justify-single-word="false"/>
      <style:text-properties officeooo:rsid="000dc723" officeooo:paragraph-rsid="001081e1"/>
    </style:style>
    <style:style style:name="P21" style:family="paragraph" style:parent-style-name="Standard" style:list-style-name="L2">
      <style:paragraph-properties fo:text-align="justify" style:justify-single-word="false"/>
      <style:text-properties fo:color="#3399ff" style:font-name="Arial" fo:font-size="10.5pt" fo:language="es" fo:country="ES" fo:font-style="normal" style:text-underline-style="none" fo:font-weight="normal" officeooo:rsid="000985df" officeooo:paragraph-rsid="000dc723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fo:color="#3399ff" style:font-name="Arial" fo:font-size="10.5pt" fo:language="es" fo:country="ES" fo:font-style="normal" style:text-underline-style="none" fo:font-weight="normal" officeooo:rsid="00202806" officeooo:paragraph-rsid="00202806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3399ff" style:font-name="Arial" fo:font-size="10.5pt" fo:language="es" fo:country="ES" fo:font-style="normal" style:text-underline-style="none" fo:font-weight="normal" officeooo:rsid="00202806" officeooo:paragraph-rsid="00202806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24" style:family="paragraph" style:parent-style-name="Standard" style:list-style-name="L3">
      <style:paragraph-properties fo:text-align="justify" style:justify-single-word="false"/>
      <style:text-properties fo:color="#3399ff" style:font-name="Arial" fo:font-size="10.5pt" fo:language="es" fo:country="ES" fo:font-style="normal" style:text-underline-style="none" fo:font-weight="normal" officeooo:rsid="0021ead4" officeooo:paragraph-rsid="0021ead4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25" style:family="paragraph" style:parent-style-name="Standard" style:list-style-name="L4">
      <style:paragraph-properties fo:text-align="justify" style:justify-single-word="false"/>
      <style:text-properties fo:color="#3399ff" officeooo:rsid="000dc723" officeooo:paragraph-rsid="00202806"/>
    </style:style>
    <style:style style:name="P26" style:family="paragraph" style:parent-style-name="Standard" style:list-style-name="L4">
      <style:paragraph-properties fo:text-align="justify" style:justify-single-word="false"/>
      <style:text-properties fo:color="#3399ff" officeooo:rsid="00202806" officeooo:paragraph-rsid="00202806"/>
    </style:style>
    <style:style style:name="P27" style:family="paragraph" style:parent-style-name="Standard" style:list-style-name="L4">
      <style:paragraph-properties fo:text-align="justify" style:justify-single-word="false"/>
      <style:text-properties fo:color="#3399ff" officeooo:rsid="00202806" officeooo:paragraph-rsid="000dc723"/>
    </style:style>
    <style:style style:name="P28" style:family="paragraph" style:parent-style-name="Standard" style:list-style-name="L1" style:master-page-name="Standard">
      <style:paragraph-properties fo:text-align="justify" style:justify-single-word="false" style:page-number="auto"/>
      <style:text-properties style:use-window-font-color="true" style:font-name="Arial" fo:font-size="10.5pt" fo:language="es" fo:country="ES" fo:font-style="normal" style:text-underline-style="none" fo:font-weight="normal" officeooo:rsid="000985df" officeooo:paragraph-rsid="000985df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1" style:family="text">
      <style:text-properties officeooo:rsid="000dc723"/>
    </style:style>
    <style:style style:name="T2" style:family="text"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3" style:family="text">
      <style:text-properties style:use-window-font-color="true" style:font-name="Arial" fo:font-size="10.5pt" fo:language="es" fo:country="ES" fo:font-style="normal" style:text-underline-style="none" fo:font-weight="normal" officeooo:rsid="000985df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4" style:family="text">
      <style:text-properties style:use-window-font-color="true" style:font-name="Arial" fo:font-size="10.5pt" fo:language="es" fo:country="ES" fo:font-style="normal" style:text-underline-style="none" fo:font-weight="normal" officeooo:rsid="000f288b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5" style:family="text">
      <style:text-properties style:use-window-font-color="true" style:font-name="Arial" fo:font-size="10.5pt" fo:language="es" fo:country="ES" fo:font-style="normal" style:text-underline-style="none" fo:font-weight="normal" officeooo:rsid="001081e1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6" style:family="text">
      <style:text-properties style:use-window-font-color="true" style:font-name="Arial" fo:font-size="10.5pt" fo:language="es" fo:country="ES" fo:font-style="normal" style:text-underline-style="none" fo:font-weight="normal" officeooo:rsid="0010c523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7" style:family="text">
      <style:text-properties style:use-window-font-color="true" style:font-name="Arial" fo:font-size="10.5pt" fo:language="es" fo:country="ES" fo:font-style="normal" style:text-underline-style="none" fo:font-weight="normal" officeooo:rsid="00131636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8" style:family="text">
      <style:text-properties style:use-window-font-color="true" style:font-name="Arial" fo:font-size="10.5pt" fo:language="es" fo:country="ES" fo:font-style="normal" style:text-underline-style="none" fo:font-weight="normal" officeooo:rsid="0014c4c2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9" style:family="text">
      <style:text-properties style:use-window-font-color="true" style:font-name="Arial" fo:font-size="10.5pt" fo:language="es" fo:country="ES" fo:font-style="normal" style:text-underline-style="none" fo:font-weight="normal" officeooo:rsid="00202806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10" style:family="text">
      <style:text-properties officeooo:rsid="0017fe34"/>
    </style:style>
    <style:style style:name="T11" style:family="text">
      <style:text-properties officeooo:rsid="001b8d3e"/>
    </style:style>
    <style:style style:name="T12" style:family="text">
      <style:text-properties officeooo:rsid="001e371b"/>
    </style:style>
    <style:style style:name="T13" style:family="text">
      <style:text-properties officeooo:rsid="001fb698"/>
    </style:style>
    <style:style style:name="T14" style:family="text">
      <style:text-properties fo:font-variant="normal" fo:text-transform="none" fo:color="#000000" style:font-name="Segoe UI" fo:font-size="11.25pt" fo:letter-spacing="normal"/>
    </style:style>
    <style:style style:name="T15" style:family="text">
      <style:text-properties fo:font-variant="normal" fo:text-transform="none" style:font-name="Segoe UI" fo:font-size="11.25pt" fo:letter-spacing="normal"/>
    </style:style>
    <style:style style:name="T16" style:family="text">
      <style:text-properties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17" style:family="text">
      <style:text-properties style:font-name="Arial" fo:font-size="10.5pt" fo:language="es" fo:country="ES" fo:font-style="normal" style:text-underline-style="none" fo:font-weight="normal" officeooo:rsid="00202806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18" style:family="text">
      <style:text-properties fo:color="#3399ff" style:font-name="Arial" fo:font-size="10.5pt" fo:language="es" fo:country="ES" fo:font-style="normal" style:text-underline-style="none" fo:font-weight="normal" officeooo:rsid="000f288b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19" style:family="text">
      <style:text-properties fo:color="#3399ff" style:font-name="Arial" fo:font-size="10.5pt" fo:language="es" fo:country="ES" fo:font-style="normal" style:text-underline-style="none" fo:font-weight="normal" officeooo:rsid="00202806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112661845165708650" text:style-name="L1">
        <text:list-item>
          <text:p text:style-name="P28"><text:s/><text:span text:style-name="T1">Tras ver el vídeo y leer : </text:span><text:a xlink:type="simple" xlink:href="https://ikas.egibide.org/moodle/mod/url/view.php?id=43006" text:style-name="Internet_20_link" text:visited-style-name="Visited_20_Internet_20_Link"><text:span text:style-name="T1">https://ikas.egibide.org/moodle/mod/url/view.php?id=43006</text:span></text:a><text:span text:style-name="T1">, responde a las siguientes cuestiones:</text:span></text:p>
        </text:list-item>
      </text:list>
      <text:list xml:id="list5541149792480029111" text:style-name="L2">
        <text:list-item>
          <text:list>
            <text:list-item>
              <text:p text:style-name="P7">Da una definición de repositorio</text:p>
              <text:p text:style-name="P21"><text:span text:style-name="T15">un repositorio es un servidor accesible mediante internet que almacena paquetes y programas para que nosotros los podamos descargar e instalar en nuestra distribución GNU-Linux.</text:span> </text:p>
            </text:list-item>
            <text:list-item>
              <text:p text:style-name="P18"><text:span text:style-name="T3">E</text:span><text:span text:style-name="T2">numera las ventajas e inconvenientes de este sistema.</text:span></text:p>
            </text:list-item>
          </text:list>
        </text:list-item>
      </text:list>
      <text:list xml:id="list2782614123188845185" text:style-name="L4">
        <text:list-item>
          <text:p text:style-name="P25"><text:span text:style-name="T17">Instalar software a nuestro equipo de forma mucho más sencilla que en otros sistemas operativos. En Linux nunca tendremos la necesidad de buscar y descargar programas de Internet. Cabe recordar que muchas de las infecciones en Windows se producen al instalar software proveniente de sitios de dudosa reputación.</text:span></text:p>
        </text:list-item>
        <text:list-item>
          <text:p text:style-name="P26"><text:span text:style-name="T16">Tendremos la seguridad que el software instalado proviene de una fuente segura y esta libre de malware. Los repositorios de donde nos descargamos los programas disponen de las medidas de seguridad necesarias para asegurar que los programas descargados están libres de Virus y Malware.</text:span></text:p>
        </text:list-item>
        <text:list-item>
          <text:p text:style-name="P27"><text:span text:style-name="T16">El proceso de actualización del sistema operativo es mucho más sencillo. En el momento que se actualizan los repositorios podremos actualizar fácilmente nuestro sistema operativo mediante nuestro gestor de paquetes.</text:span></text:p>
        </text:list-item>
      </text:list>
      <text:list xml:id="list183028649579793" text:continue-list="list5541149792480029111" text:style-name="L2">
        <text:list-item>
          <text:list>
            <text:list-item>
              <text:p text:style-name="P19"><text:span text:style-name="T2">¿Cada una de las distribuciones GNU-Linux dispone de sus propios repositorios? </text:span><text:span text:style-name="T4">(</text:span><text:span text:style-name="T18">SI</text:span><text:span text:style-name="T4">/NO) Además </text:span><text:span text:style-name="T2">de los repositorios propios de cada una de las distribuciones, ¿podemos añadir y usar repositorios de terceros?</text:span><text:span text:style-name="T4">(</text:span><text:span text:style-name="T18">SI</text:span><text:span text:style-name="T4">/NO) </text:span></text:p>
            </text:list-item>
            <text:list-item>
              <text:p text:style-name="P20"><text:span text:style-name="T4"><text:s/></text:span><text:span text:style-name="T5">En</text:span><text:span text:style-name="T4"> general, ¿</text:span><text:span text:style-name="T5">los repositorios </text:span><text:span text:style-name="T4">están construidos para </text:span><text:span text:style-name="T7">ser accesibles</text:span><text:span text:style-name="T4"> vía gestor de paquetes de consola o gráfic</text:span><text:span text:style-name="T5">o</text:span><text:span text:style-name="T4">? (</text:span><text:span text:style-name="T18">SI</text:span><text:span text:style-name="T4">/NO) </text:span><text:span text:style-name="T6">En caso afirmativo, </text:span><text:span text:style-name="T8">indica algún gestor de paquetes.</text:span><text:span text:style-name="T19">VLC</text:span></text:p>
              <text:p text:style-name="P9"/>
            </text:list-item>
          </text:list>
        </text:list-item>
      </text:list>
      <text:list xml:id="list183029026465960" text:continue-list="list5112661845165708650" text:style-name="L1">
        <text:list-item>
          <text:p text:style-name="P8">Analiza el fichero que encontraras en:</text:p>
          <text:p text:style-name="P8"><text:a xlink:type="simple" xlink:href="http://nunki.diocesanas.org/ubuntu/sources.list/sources.list.18.04" text:style-name="Internet_20_link" text:visited-style-name="Visited_20_Internet_20_Link">http://nunki.diocesanas.org/ubuntu/sources.list/sources.list.18.04</text:a></text:p>
          <text:p text:style-name="P10">teniendo en cuenta lo que has leído en el articulo de ikas:</text:p>
          <text:p text:style-name="P10"><text:a xlink:type="simple" xlink:href="https://ikas.egibide.org/moodle/mod/url/view.php?id=43004" text:style-name="Internet_20_link" text:visited-style-name="Visited_20_Internet_20_Link">https://ikas.egibide.org/moodle/mod/url/view.php?id=43004</text:a></text:p>
          <text:p text:style-name="P10"/>
        </text:list-item>
        <text:list-item>
          <text:p text:style-name="P11">Lee <text:span text:style-name="T13">los</text:span> <text:span text:style-name="T13">artículos</text:span>: <text:s text:c="2"/><text:a xlink:type="simple" xlink:href="https://es.wikipedia.org/wiki/Formatos_de_paquetes_en_Linux" text:style-name="Internet_20_link" text:visited-style-name="Visited_20_Internet_20_Link">https://es.wikipedia.org/wiki/Formatos_de_paquetes_en_Linux</text:a> <text:span text:style-name="T13">y </text:span><text:a xlink:type="simple" xlink:href="https://www.profesionalreview.com/2016/09/11/gestor-de-paquetes-en-linux/" text:style-name="Internet_20_link" text:visited-style-name="Visited_20_Internet_20_Link">https://www.profesionalreview.com/2016/09/11/gestor-de-paquetes-en-linux/</text:a> y responde:</text:p>
          <text:list>
            <text:list-item>
              <text:p text:style-name="P11">¿Qué tipo de paquetes están asociados a los sistemas gestores de paquetes: Apt, YaST y Pacman?</text:p>
              <text:p text:style-name="P22">paquetes para los usuarios de Arch en Pacman,paquete desde una url en Apt</text:p>
              <text:p text:style-name="P16"/>
            </text:list-item>
            <text:list-item>
              <text:p text:style-name="P16">Más información en: https://www.profesionalreview.com/2016/09/11/gestor-de-paquetes-en-linux/</text:p>
              <text:p text:style-name="P16"/>
            </text:list-item>
            <text:list-item>
              <text:p text:style-name="P16">Más información en: https://www.profesionalreview.com/2016/09/11/gestor-de-paquetes-en-linux/</text:p>
              <text:p text:style-name="P11"/>
            </text:list-item>
            <text:list-item>
              <text:p text:style-name="P11">¿<text:span text:style-name="T10">Con que otra herramienta colabora apt para gestionar paquetes?</text:span></text:p>
              <text:p text:style-name="P22">Con el terminal</text:p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</text:list-item>
            <text:list-item>
              <text:p text:style-name="P12">Realiza una tabla que recoja como realizar las tareas básicas en el sistema de gestión de <text:soft-page-break/>paquetes que usa Ubuntu</text:p>
            </text:list-item>
          </text:list>
        </text:list-item>
      </text:list>
      <text:p text:style-name="P23">Para actualizar los repositorios de software, utiliza el siguiente comando:</text:p>
      <text:p text:style-name="P23"/>
      <text:p text:style-name="P23">sudo apt-get update</text:p>
      <text:p text:style-name="P23">o</text:p>
      <text:p text:style-name="P23"/>
      <text:p text:style-name="P23">sudo apt update</text:p>
      <text:p text:style-name="P23">Para actualizar el software:</text:p>
      <text:p text:style-name="P23"/>
      <text:p text:style-name="P23">sudo apt-get upgrade</text:p>
      <text:p text:style-name="P23">o</text:p>
      <text:p text:style-name="P23"/>
      <text:p text:style-name="P23">sudo apt update</text:p>
      <text:p text:style-name="P23">Para una más completa actualización, que también intente dependencias conflictivas del paquete a la versión más reciente y la eliminación de las antiguas o no utilizadas, el comando es el siguiente:</text:p>
      <text:p text:style-name="P23"/>
      <text:p text:style-name="P23">sudo apt-get dist-upgrade</text:p>
      <text:p text:style-name="P23">o</text:p>
      <text:p text:style-name="P23"/>
      <text:p text:style-name="P23">sudo apt full-upgrade</text:p>
      <text:p text:style-name="P23">Estos comandos se pueden combinar para realizar una actualización en la sucesión como esto:</text:p>
      <text:p text:style-name="P23"/>
      <text:p text:style-name="P23">sudo apt-get update &amp;&amp; sudo apt-get upgrade</text:p>
      <text:p text:style-name="P23">o</text:p>
      <text:p text:style-name="P23"/>
      <text:p text:style-name="P23">sudo apt update &amp;&amp; sudo apt upgrade</text:p>
      <text:p text:style-name="P23">Para instalar el software, el comando es:</text:p>
      <text:p text:style-name="P23"/>
      <text:p text:style-name="P23">sudo apt-get install $packageName</text:p>
      <text:p text:style-name="P23">o</text:p>
      <text:p text:style-name="P23"/>
      <text:p text:style-name="P23">sudo apt install $packageName</text:p>
      <text:p text:style-name="P23">Para quitar un paquete:</text:p>
      <text:p text:style-name="P23"/>
      <text:p text:style-name="P23">sudo apt-get remove $packageName</text:p>
      <text:p text:style-name="P23">o</text:p>
      <text:p text:style-name="P23"/>
      <text:p text:style-name="P23">sudo apt remove $packageName</text:p>
      <text:p text:style-name="P23">Al eliminar el software de tu sistema usando el comando apt-get remove, Apt hace un buen trabajo de extracción de las dependencias no utilizadas, sin embargo, a veces, en el curso de eliminación de software o una actualización, algunas últimas dependencias pueden permanecer en el sistema. Si deseas eliminar estos paquetes del sistema. Apt incluye un comando para esta tarea:</text:p>
      <text:p text:style-name="P23"/>
      <text:p text:style-name="P23">sudo apt-get autoremove</text:p>
      <text:p text:style-name="P23">o</text:p>
      <text:p text:style-name="P23"/>
      <text:p text:style-name="P23">sudo apt autoremove</text:p>
      <text:p text:style-name="P23">Búsqueda de un paquete instalable:</text:p>
      <text:p text:style-name="P23"/>
      <text:p text:style-name="P23">sudo apt-cache search $packageName</text:p>
      <text:p text:style-name="P23"><text:soft-page-break/>o</text:p>
      <text:p text:style-name="P23"/>
      <text:p text:style-name="P23">sudo apt search $packageName</text:p>
      <text:p text:style-name="P17"/>
      <text:p text:style-name="P17"/>
      <text:p text:style-name="P17">Más información en: https://www.profesionalreview.com/2016/09/11/gestor-de-paquetes-en-linux/</text:p>
      <text:p text:style-name="P6"/>
      <text:list xml:id="list183028452745166" text:continue-numbering="true" text:style-name="L1">
        <text:list-item>
          <text:list>
            <text:list-header>
              <text:p text:style-name="P12"/>
            </text:list-header>
          </text:list>
        </text:list-item>
        <text:list-item>
          <text:p text:style-name="P14">Al preparar el disco del aula, actualizaste el contenido del fichero sources.list. Indica cual es el nombre completo (ruta absoluta). ¿<text:span text:style-name="T12">Cuál es el nombre servidor que hace de repositorio?</text:span></text:p>
          <text:p text:style-name="P22">/etc/apt/sources.list</text:p>
          <text:p text:style-name="P14"/>
        </text:list-item>
        <text:list-item>
          <text:p text:style-name="P12"><text:s/><text:span text:style-name="T11">Lee el articulo </text:span><text:a xlink:type="simple" xlink:href="https://www.atareao.es/ubuntu/que-son-los-paquetes-snap/" text:style-name="Internet_20_link" text:visited-style-name="Visited_20_Internet_20_Link"><text:span text:style-name="T11">https://www.atareao.es/ubuntu/que-son-los-paquetes-snap/</text:span></text:a><text:span text:style-name="T11"> y responde:</text:span></text:p>
        </text:list-item>
      </text:list>
      <text:list xml:id="list4989496595250186934" text:style-name="L3">
        <text:list-item>
          <text:list>
            <text:list-item>
              <text:p text:style-name="P15">¿que es un paquete snap?</text:p>
              <text:p text:style-name="P24">los paquetes snap son paquetes que contienen todas las dependencias que necesitan para funcionar correctamente.</text:p>
            </text:list-item>
            <text:list-item>
              <text:p text:style-name="P15">Para las distribuciones Ubuntu ¿cuál es la forma principal para distribuir paquetes snap?</text:p>
              <text:p text:style-name="P24">uApp Explorer.</text:p>
            </text:list-item>
          </text:list>
        </text:list-item>
      </text:list>
      <text:p text:style-name="P6"><text:s/></text:p>
      <text:list xml:id="list183028803462406" text:continue-list="list183028452745166" text:style-name="L1">
        <text:list-item>
          <text:list>
            <text:list-header>
              <text:p text:style-name="P12"/>
            </text:list-header>
          </text:list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ato" svg:font-family="Lato, sans-serif"/>
    <style:font-face style:name="OpenSymbol" svg:font-family="OpenSymbol"/>
    <style:font-face style:name="Segoe UI" svg:font-family="'Segoe UI', 'Lucida Grande', 'Helvetica Neue', sans-serif"/>
    <style:font-face style:name="Tahoma2" svg:font-family="Tahoma"/>
    <style:font-face style:name="apple-system" svg:font-family="apple-system, BlinkMacSystemFont, 'Segoe UI', Roboto, Oxygen, Oxygen-Sans, Ubuntu, Cantarell, 'Helvetica Neue', 'Open Sans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style:graphic-properties draw:fill="none" draw:fill-color="#cfe7f5"/>
      <style:paragraph-properties fo:padding="0.049cm" fo:border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 fo:orphans="2" fo:widows="2"/>
      <style:text-properties style:use-window-font-color="true"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3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4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2"><draw:image xlink:href="Pictures/100000000000025A000000ECBC45A094.jpg" xlink:type="simple" xlink:show="embed" xlink:actuate="onLoad"/></draw:frame></text:p>
            </table:table-cell>
            <table:table-cell table:style-name="Tabla5.B1" office:value-type="string">
              <text:p text:style-name="MP2">INFORMATIKA-SISTEMAK / </text:p>
              <text:p text:style-name="MP2">SISTEMAS INFORMATICOS</text:p>
              <text:p text:style-name="MP2"/>
            </table:table-cell>
          </table:table-row>
        </table:table>
        <text:p text:style-name="MP3"/>
        <text:p text:style-name="MP4">ABIZENAK/APELLIDOS: <text:s text:c="57"/>DATA/FECHA: </text:p>
        <text:p text:style-name="MP5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meta:creation-date>2019-03-12T11:40:33.925354057</meta:creation-date>
    <meta:editing-cycles>21</meta:editing-cycles>
    <meta:editing-duration>PT53M22S</meta:editing-duration>
    <dc:date>2019-03-13T18:30:27.584000000</dc:date>
    <meta:document-statistic meta:table-count="1" meta:image-count="1" meta:object-count="0" meta:page-count="3" meta:paragraph-count="67" meta:word-count="637" meta:character-count="4701" meta:non-whitespace-character-count="4014"/>
    <meta:user-defined meta:name="Info 1"/>
    <meta:user-defined meta:name="Info 2"/>
    <meta:user-defined meta:name="Info 3"/>
    <meta:user-defined meta:name="Info 4"/>
  </office:meta>
</office:document-meta>
</file>